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5.837cm"/>
    </style:style>
    <style:style style:name="co18" style:family="table-column">
      <style:table-column-properties fo:break-before="auto" style:column-width="2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36">
      <style:text-properties fo:font-weight="bold" style:font-weight-asian="bold" style:font-weight-complex="bold"/>
    </style:style>
    <style:style style:name="ce3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</style:style>
    <style:style style:name="ce105" style:family="table-cell" style:parent-style-name="Default" style:data-style-name="N124"/>
    <style:style style:name="ce103" style:family="table-cell" style:parent-style-name="Default" style:data-style-name="N124">
      <style:text-properties fo:font-weight="bold" style:font-weight-asian="bold" style:font-weight-complex="bold"/>
    </style:style>
    <style:style style:name="ce10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53"/>
        <table:table-column table:style-name="co2" table:default-cell-style-name="ce59"/>
        <table:table-column table:style-name="co3" table:default-cell-style-name="ce69"/>
        <table:table-column table:style-name="co4" table:default-cell-style-name="ce69"/>
        <table:table-column table:style-name="co5" table:default-cell-style-name="ce71"/>
        <table:table-column table:style-name="co6" table:default-cell-style-name="ce69"/>
        <table:table-column table:style-name="co7" table:default-cell-style-name="ce71"/>
        <table:table-row table:style-name="ro1">
          <table:table-cell table:style-name="ce43"/>
          <table:table-cell table:style-name="ce57" office:value-type="string" calcext:value-type="string">
            <text:p>Doğuş kira </text:p>
          </table:table-cell>
          <table:table-cell table:style-name="ce50" office:value-type="string" calcext:value-type="string">
            <text:p>2022-23</text:p>
          </table:table-cell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9"/>
          <table:table-cell table:style-name="ce61" office:value-type="string" calcext:value-type="string">
            <text:p>Adem Duman</text:p>
          </table:table-cell>
          <table:table-cell table:style-name="ce7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7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61" office:value-type="string" calcext:value-type="string">
            <text:p>28-02-2021 * 27-02-22</text:p>
          </table:table-cell>
          <table:table-cell table:style-name="ce7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19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17]-[.D17]" office:value-type="float" office:value="3000" calcext:value-type="float">
            <text:p>3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3"/>
          <table:table-cell table:number-columns-repeated="6"/>
        </table:table-row>
        <table:table-row table:style-name="ro1">
          <table:table-cell table:style-name="ce43"/>
          <table:table-cell table:style-name="ce57" office:value-type="string" calcext:value-type="string">
            <text:p>Toplamlar</text:p>
          </table:table-cell>
          <table:table-cell table:style-name="ce80" table:formula="of:=SUM([.C4:.C23])" office:value-type="float" office:value="36000" calcext:value-type="float">
            <text:p>36.000,00</text:p>
          </table:table-cell>
          <table:table-cell table:style-name="ce80" table:formula="of:=SUM([.D4:.D23])" office:value-type="float" office:value="18000" calcext:value-type="float">
            <text:p>18.000,00</text:p>
          </table:table-cell>
          <table:table-cell table:style-name="ce73" table:formula="of:=[.C24]-[.D24]" office:value-type="float" office:value="18000" calcext:value-type="float">
            <text:p>18.000,00</text:p>
          </table:table-cell>
          <table:table-cell table:style-name="ce80" table:formula="of:=SUM([.F4:.F23])" office:value-type="float" office:value="0" calcext:value-type="float">
            <text:p>0,00</text:p>
          </table:table-cell>
          <table:table-cell table:style-name="ce85" table:formula="of:=[.D24]-[.F24]" office:value-type="float" office:value="18000" calcext:value-type="float">
            <text:p>18.000,00</text:p>
          </table:table-cell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Default"/>
        </table:table-row>
        <table:table-row table:style-name="ro1">
          <table:table-cell table:style-name="ce43"/>
          <table:table-cell table:style-name="Default" table:number-columns-repeated="2"/>
          <table:table-cell/>
          <table:table-cell table:style-name="ce82" office:value-type="string" calcext:value-type="string">
            <text:p>Doğuş Toplam Kira Geliri</text:p>
          </table:table-cell>
          <table:table-cell table:style-name="Default"/>
          <table:table-cell table:style-name="ce88" table:formula="of:=[.G24]" office:value-type="float" office:value="18000" calcext:value-type="float">
            <text:p>18.000,00</text:p>
          </table:table-cell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6]*[.$F$27]" office:value-type="float" office:value="18000" calcext:value-type="float">
            <text:p>18.000,00</text:p>
          </table:table-cell>
        </table:table-row>
      </table:table>
      <table:table table:name="15 Tzgmrg" table:style-name="ta2">
        <table:table-column table:style-name="co8" table:default-cell-style-name="ce43"/>
        <table:table-column table:style-name="co9" table:default-cell-style-name="ce63"/>
        <table:table-column table:style-name="co3" table:default-cell-style-name="ce71"/>
        <table:table-column table:style-name="co10" table:default-cell-style-name="ce69"/>
        <table:table-column table:style-name="co11" table:default-cell-style-name="ce71"/>
        <table:table-column table:style-name="co6" table:default-cell-style-name="ce69"/>
        <table:table-column table:style-name="co7" table:default-cell-style-name="ce71"/>
        <table:table-row table:style-name="ro1" table:number-rows-repeated="2">
          <table:table-cell/>
          <table:table-cell table:style-name="ce57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uzgümrüğü kira 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4"/>
          <table:table-cell table:style-name="ce60"/>
          <table:table-cell table:style-name="ce70" table:number-columns-repeated="5"/>
        </table:table-row>
        <table:table-row table:style-name="ro1">
          <table:table-cell table:style-name="ce49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49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1" office:value-type="string" calcext:value-type="string">
            <text:p>30-4-2022-23</text:p>
          </table:table-cell>
          <table:table-cell table:style-name="ce6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4-20" calcext:value-type="date">
            <text:p>20.04.2021</text:p>
          </table:table-cell>
          <table:table-cell table:style-name="ce61" office:value-type="string" calcext:value-type="string">
            <text:p>Salih Kaymak</text:p>
          </table:table-cell>
          <table:table-cell/>
          <table:table-cell table:style-name="ce71"/>
          <table:table-cell table:formula="of:=[.E11]-[.D12]" office:value-type="float" office:value="0" calcext:value-type="float">
            <text:p>0,00</text:p>
          </table:table-cell>
          <table:table-cell table:style-name="ce7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49"/>
          <table:table-cell table:style-name="ce61"/>
          <table:table-cell/>
          <table:table-cell table:style-name="ce71"/>
          <table:table-cell table:formula="of:=[.E12]-[.D13]" office:value-type="float" office:value="0" calcext:value-type="float">
            <text:p>0,00</text:p>
          </table:table-cell>
          <table:table-cell table:style-name="ce7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4-20" calcext:value-type="date">
            <text:p>20.04.2021</text:p>
          </table:table-cell>
          <table:table-cell table:style-name="ce62"/>
          <table:table-cell office:value-type="float" office:value="18000" calcext:value-type="float">
            <text:p>18.000,00</text:p>
          </table:table-cell>
          <table:table-cell table:style-name="ce72"/>
          <table:table-cell table:formula="of:=[.C14]-[.D14]+[.E13]" office:value-type="float" office:value="18000" calcext:value-type="float">
            <text:p>18.000,00</text:p>
          </table:table-cell>
          <table:table-cell table:style-name="ce7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5-20" calcext:value-type="date">
            <text:p>20.05.2021</text:p>
          </table:table-cell>
          <table:table-cell table:style-name="ce61"/>
          <table:table-cell/>
          <table:table-cell table:style-name="ce71"/>
          <table:table-cell table:formula="of:=[.E14]-[.D15]" office:value-type="float" office:value="18000" calcext:value-type="float">
            <text:p>18.000,00</text:p>
          </table:table-cell>
          <table:table-cell table:style-name="ce7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8000" calcext:value-type="float">
            <text:p>18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8000" calcext:value-type="float">
            <text:p>18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8000" calcext:value-type="float">
            <text:p>18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8000" calcext:value-type="float">
            <text:p>1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8000" calcext:value-type="float">
            <text:p>18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8000" calcext:value-type="float">
            <text:p>18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59"/>
          <table:table-cell table:style-name="ce69"/>
          <table:table-cell table:number-columns-repeated="3"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oplamlar</text:p>
          </table:table-cell>
          <table:table-cell table:style-name="ce80"/>
          <table:table-cell table:style-name="ce80" table:formula="of:=SUM([.D8:.D26])" office:value-type="float" office:value="3000" calcext:value-type="float">
            <text:p>3.000,00</text:p>
          </table:table-cell>
          <table:table-cell/>
          <table:table-cell table:style-name="ce80" table:formula="of:=SUM([.F12:.F26])" office:value-type="float" office:value="0" calcext:value-type="float">
            <text:p>0,00</text:p>
          </table:table-cell>
          <table:table-cell table:style-name="ce85" table:formula="of:=[.D27]-[.F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2" office:value-type="string" calcext:value-type="string">
            <text:p>Tuzgümrüğü Toplam Kira Geliri</text:p>
          </table:table-cell>
          <table:table-cell table:style-name="Default"/>
          <table:table-cell table:style-name="ce88" table:formula="of:=[.G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3"/>
          <table:table-cell table:style-name="Default"/>
          <table:table-cell table:style-name="ce88"/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9]*[.$F$31]" office:value-type="float" office:value="3000" calcext:value-type="float">
            <text:p>3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depo_ssd/aa/hes2020/Account/2022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media/m/depo_ssd/aa/hes2020/Account/2022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media/m/depo_ssd/aa/hes2020/Account/2022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depo_ssd/aa/hes2020/Account/2022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media/m/depo_ssd/aa/hes2020/Account/2022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media/m/depo_ssd/aa/hes2020/Account/2022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7]" office:value-type="float" office:value="18000" calcext:value-type="float">
            <text:p>18.000,00</text:p>
          </table:table-cell>
          <table:table-cell table:style-name="ce162"/>
          <table:table-cell table:style-name="ce164" table:formula="of:=[.F9]+[.D10]-[.E10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3000" calcext:value-type="float">
            <text:p>3.000,00</text:p>
          </table:table-cell>
          <table:table-cell table:style-name="ce162"/>
          <table:table-cell table:style-name="ce164" table:formula="of:=[.F10]+[.D11]-[.E11]" office:value-type="float" office:value="-78008.72" calcext:value-type="float">
            <text:p>-78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media/m/depo_ssd/aa/hes2020/Account/2022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78008.72" calcext:value-type="float">
            <text:p>-78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media/m/depo_ssd/aa/hes2020/Account/2022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3]+[.D14]-[.E14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4]+[.D15]-[.E15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5]+[.D16]-[.E16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6]+[.D17]-[.E17]" office:value-type="float" office:value="-78291.77" calcext:value-type="float">
            <text:p>-78.291,77</text:p>
          </table:table-cell>
        </table:table-row>
        <table:table-row table:style-name="ro2" table:number-rows-repeated="7">
          <table:table-cell table:style-name="ce90"/>
          <table:table-cell table:number-columns-repeated="4"/>
          <table:table-cell table:style-name="ce164"/>
        </table:table-row>
        <table:table-row table:style-name="ro2">
          <table:table-cell table:style-name="ce90"/>
          <table:table-cell table:number-columns-repeated="4"/>
          <table:table-cell table:style-name="ce164" table:formula="of:=[.F17]+[.D25]-[.E25]" office:value-type="float" office:value="-78291.77" calcext:value-type="float">
            <text:p>-78.2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78291.77" calcext:value-type="float">
            <text:p>-78.2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7]+[.D28]-[.E28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8]+[.D29]-[.E29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9]+[.D30]-[.E30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0]+[.D31]-[.E31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1]+[.D32]-[.E32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2]+[.D33]-[.E33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3]+[.D34]-[.E34]" office:value-type="float" office:value="-78291.77" calcext:value-type="float">
            <text:p>-78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4]+[.D35]-[.E35]" office:value-type="float" office:value="-78291.77" calcext:value-type="float">
            <text:p>-78.2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105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3" table:formula="of:=[.C25]+[.C48]+[.C72]+[.C95]+#REF!+#REF!+#REF!+#REF!+#REF!+#REF!+#REF!+#REF!" office:value-type="string" office:string-value="" calcext:value-type="error">
            <text:p>#REF!</text:p>
          </table:table-cell>
          <table:table-cell table:style-name="ce103" table:formula="of:=[.D25]+[.D48]+[.D72]+[.D95]+#REF!+#REF!+#REF!+#REF!+#REF!+#REF!+#REF!+#REF!" office:value-type="string" office:string-value="" calcext:value-type="error">
            <text:p>#REF!</text:p>
          </table:table-cell>
          <table:table-cell table:style-name="ce103" table:formula="of:=[.E25]+[.E48]+[.E72]+[.E95]+#REF!+#REF!+#REF!+#REF!+#REF!+#REF!+#REF!+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6" office:value-type="string" calcext:value-type="string">
            <text:p>ödenecek</text:p>
          </table:table-cell>
          <table:table-cell table:style-name="ce106" office:value-type="string" calcext:value-type="string">
            <text:p>GİRİŞ</text:p>
          </table:table-cell>
          <table:table-cell table:style-name="ce106" office:value-type="string" calcext:value-type="string">
            <text:p>ÇIKIŞ</text:p>
          </table:table-cell>
          <table:table-cell table:style-name="ce106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- OCAK 2022</text:p>
          </table:table-cell>
          <table:table-cell table:style-name="ce106" table:number-columns-repeated="4"/>
          <table:table-cell/>
        </table:table-row>
        <table:table-row table:style-name="ro1">
          <table:table-cell table:style-name="ce90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table:style-name="ce39" office:value-type="string" calcext:value-type="string">
            <text:p>5847500300 /CK ÇEPESAŞ/FATURA</text:p>
          </table:table-cell>
          <table:table-cell table:style-name="ce106" office:value-type="float" office:value="-130.3" calcext:value-type="float">
            <text:p>-130,30</text:p>
          </table:table-cell>
          <table:table-cell table:style-name="ce106"/>
          <table:table-cell table:style-name="ce106" office:value-type="float" office:value="-130.3" calcext:value-type="float">
            <text:p>-130,30</text:p>
          </table:table-cell>
          <table:table-cell table:formula="of:=[.F5]+[.D6]+[.E6]" office:value-type="float" office:value="29869.7" calcext:value-type="float">
            <text:p>29.869,7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6" office:value-type="float" office:value="-255.4" calcext:value-type="float">
            <text:p>-255,40</text:p>
          </table:table-cell>
          <table:table-cell table:style-name="ce106"/>
          <table:table-cell table:style-name="ce106" office:value-type="float" office:value="-255.4" calcext:value-type="float">
            <text:p>-255,40</text:p>
          </table:table-cell>
          <table:table-cell table:formula="of:=[.F6]+[.D7]+[.E7]" office:value-type="float" office:value="29614.3" calcext:value-type="float">
            <text:p>29.614,30</text:p>
          </table:table-cell>
          <table:table-cell/>
        </table:table-row>
        <table:table-row table:style-name="ro1">
          <table:table-cell table:style-name="ce90" office:value-type="date" office:date-value="2022-01-04" calcext:value-type="date">
            <text:p>04.01.2022</text:p>
          </table:table-cell>
          <table:table-cell table:style-name="ce40" office:value-type="string" calcext:value-type="string">
            <text:p>4876 KK</text:p>
          </table:table-cell>
          <table:table-cell table:style-name="ce106" office:value-type="float" office:value="-50" calcext:value-type="float">
            <text:p>-50,00</text:p>
          </table:table-cell>
          <table:table-cell table:style-name="ce106"/>
          <table:table-cell table:style-name="ce106" office:value-type="float" office:value="-50" calcext:value-type="float">
            <text:p>-50,00</text:p>
          </table:table-cell>
          <table:table-cell table:formula="of:=[.F7]+[.D8]+[.E8]" office:value-type="float" office:value="29564.3" calcext:value-type="float">
            <text:p>29.564,3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8]+[.D9]+[.E9]" office:value-type="float" office:value="29863.29" calcext:value-type="float">
            <text:p>29.863,29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9]+[.D10]+[.E10]" office:value-type="float" office:value="30494.03" calcext:value-type="float">
            <text:p>30.494,03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0]+[.D11]+[.E11]" office:value-type="float" office:value="30724.32" calcext:value-type="float">
            <text:p>30.724,32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1]+[.D12]+[.E12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2]+[.D13]+[.E13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0" office:value-type="date" office:date-value="2022-01-13" calcext:value-type="date">
            <text:p>13.01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3]+[.D14]+[.E14]" office:value-type="float" office:value="29626.83" calcext:value-type="float">
            <text:p>29.626,83</text:p>
          </table:table-cell>
          <table:table-cell/>
        </table:table-row>
        <table:table-row table:style-name="ro1">
          <table:table-cell table:style-name="ce90" office:value-type="date" office:date-value="2022-01-17" calcext:value-type="date">
            <text:p>17.01.2022</text:p>
          </table:table-cell>
          <table:table-cell table:style-name="ce41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4]+[.D15]+[.E15]" office:value-type="float" office:value="29588.96" calcext:value-type="float">
            <text:p>29.588,96</text:p>
          </table:table-cell>
          <table:table-cell/>
        </table:table-row>
        <table:table-row table:style-name="ro1">
          <table:table-cell table:style-name="ce90" office:value-type="date" office:date-value="2022-01-17" calcext:value-type="date">
            <text:p>17.01.2022</text:p>
          </table:table-cell>
          <table:table-cell table:style-name="ce41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5]+[.D16]+[.E16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6]+[.D17]+[.E17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7]+[.D18]+[.E18]" office:value-type="float" office:value="32008.08" calcext:value-type="float">
            <text:p>32.008,0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30507.08" calcext:value-type="float">
            <text:p>30.507,0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29006.08" calcext:value-type="float">
            <text:p>29.006,08</text:p>
          </table:table-cell>
          <table:table-cell/>
        </table:table-row>
        <table:table-row table:style-name="ro1">
          <table:table-cell table:style-name="ce90" office:value-type="date" office:date-value="2022-01-30" calcext:value-type="date">
            <text:p>30.01.2022</text:p>
          </table:table-cell>
          <table:table-cell office:value-type="string" calcext:value-type="string">
            <text:p>Doğuş Kira 6/12-2022-23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0]+[.D21]+[.E21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1]+[.D22]+[.E22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]+[.D23]+[.E23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3]+[.D24]+[.E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/>
          <table:table-cell table:style-name="ce48" table:formula="of:=SUM([.C5:.C24])" office:value-type="float" office:value="2006.08" calcext:value-type="float">
            <text:p>2.006,08</text:p>
          </table:table-cell>
          <table:table-cell table:style-name="ce103" table:formula="of:=SUM([.D5:.D24])" office:value-type="float" office:value="36340.13" calcext:value-type="float">
            <text:p>36.340,13</text:p>
          </table:table-cell>
          <table:table-cell table:style-name="ce103" table:formula="of:=SUM([.E5:.E24])" office:value-type="float" office:value="-5334.05" calcext:value-type="float">
            <text:p>-5.334,05</text:p>
          </table:table-cell>
          <table:table-cell table:formula="of:=[.F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]+[.D26]+[.E26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ŞUBAT</text:p>
          </table:table-cell>
          <table:table-cell table:number-columns-repeated="3"/>
          <table:table-cell table:formula="of:=[.F26]+[.D27]+[.E27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table:style-name="ce39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27]+[.D28]+[.E28]" office:value-type="float" office:value="30823.88" calcext:value-type="float">
            <text:p>30.823,8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table:style-name="ce39" office:value-type="string" calcext:value-type="string">
            <text:p><text:span text:style-name="T2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28]+[.D29]+[.E29]" office:value-type="float" office:value="30387.58" calcext:value-type="float">
            <text:p>30.387,58</text:p>
          </table:table-cell>
          <table:table-cell/>
        </table:table-row>
        <table:table-row table:style-name="ro1">
          <table:table-cell table:style-name="ce90" office:value-type="date" office:date-value="2022-02-04" calcext:value-type="date">
            <text:p>04.02.2022</text:p>
          </table:table-cell>
          <table:table-cell table:style-name="ce40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29]+[.D30]+[.E30]" office:value-type="float" office:value="24809.86" calcext:value-type="float">
            <text:p>24.809,86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30]+[.D31]+[.E31]" office:value-type="float" office:value="25318.85" calcext:value-type="float">
            <text:p>25.318,85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31]+[.D32]+[.E32]" office:value-type="float" office:value="26806.68" calcext:value-type="float">
            <text:p>26.806,6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32]+[.D33]+[.E33]" office:value-type="float" office:value="27296.34" calcext:value-type="float">
            <text:p>27.296,34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33]+[.D34]+[.E34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34]+[.D35]+[.E35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0" office:value-type="date" office:date-value="2022-02-14" calcext:value-type="date">
            <text:p>14.02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35]+[.D36]+[.E36]" office:value-type="float" office:value="25037.1" calcext:value-type="float">
            <text:p>25.037,10</text:p>
          </table:table-cell>
          <table:table-cell/>
        </table:table-row>
        <table:table-row table:style-name="ro1">
          <table:table-cell table:style-name="ce90" office:value-type="date" office:date-value="2022-02-18" calcext:value-type="date">
            <text:p>18.02.2022</text:p>
          </table:table-cell>
          <table:table-cell table:style-name="ce41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36]+[.D37]+[.E37]" office:value-type="float" office:value="24992.72" calcext:value-type="float">
            <text:p>24.992,72</text:p>
          </table:table-cell>
          <table:table-cell/>
        </table:table-row>
        <table:table-row table:style-name="ro1">
          <table:table-cell table:style-name="ce90" office:value-type="date" office:date-value="2022-02-18" calcext:value-type="date">
            <text:p>18.02.2022</text:p>
          </table:table-cell>
          <table:table-cell table:style-name="ce41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37]+[.D38]+[.E38]" office:value-type="float" office:value="23914.65" calcext:value-type="float">
            <text:p>23.914,65</text:p>
          </table:table-cell>
          <table:table-cell/>
        </table:table-row>
        <table:table-row table:style-name="ro1">
          <table:table-cell table:style-name="ce90" office:value-type="date" office:date-value="2022-02-22" calcext:value-type="date">
            <text:p>22.02.2022</text:p>
          </table:table-cell>
          <table:table-cell table:style-name="ce42" office:value-type="string" calcext:value-type="string">
            <text:p>Tuzgümrüğü kira <text:span text:style-name="T3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8]+[.D39]+[.E39]" office:value-type="float" office:value="26914.65" calcext:value-type="float">
            <text:p>26.914,6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39]+[.D40]+[.E40]" office:value-type="float" office:value="29941.85" calcext:value-type="float">
            <text:p>29.9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40]+[.D41]+[.E41]" office:value-type="float" office:value="28441.85" calcext:value-type="float">
            <text:p>28.4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41]+[.D42]+[.E42]" office:value-type="float" office:value="6441.85" calcext:value-type="float">
            <text:p>6.4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42]+[.D43]+[.E43]" office:value-type="float" office:value="5041.85" calcext:value-type="float">
            <text:p>5.041,85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43]+[.D44]+[.E44]" office:value-type="float" office:value="-2858.15" calcext:value-type="float">
            <text:p>-2.858,15</text:p>
          </table:table-cell>
          <table:table-cell/>
        </table:table-row>
        <table:table-row table:style-name="ro1">
          <table:table-cell table:style-name="ce90" office:value-type="date" office:date-value="2022-02-28" calcext:value-type="date">
            <text:p>28.02.2022</text:p>
          </table:table-cell>
          <table:table-cell office:value-type="string" calcext:value-type="string">
            <text:p>Doğuş Kira <text:s/>7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44]+[.D45]+[.E4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45]+[.D46]+[.E46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46]+[.D47]+[.E47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/>
          <table:table-cell table:style-name="ce48" table:formula="of:=SUM([.C28:.C47])" office:value-type="float" office:value="-32871.06" calcext:value-type="float">
            <text:p>-32.871,06</text:p>
          </table:table-cell>
          <table:table-cell table:style-name="ce103" table:formula="of:=SUM([.D28:.D47])" office:value-type="float" office:value="11573.92" calcext:value-type="float">
            <text:p>11.573,92</text:p>
          </table:table-cell>
          <table:table-cell table:style-name="ce103" table:formula="of:=SUM([.E28:.E47])" office:value-type="float" office:value="-42438.15" calcext:value-type="float">
            <text:p>-42.438,15</text:p>
          </table:table-cell>
          <table:table-cell table:formula="of:=[.F47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/>
          <table:table-cell table:style-name="ce103" table:number-columns-repeated="3"/>
          <table:table-cell table:formula="of:=[.F48]+[.D49]+[.E49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83" office:value-type="string" calcext:value-type="string">
            <text:p>MART</text:p>
          </table:table-cell>
          <table:table-cell table:style-name="ce103" table:number-columns-repeated="3"/>
          <table:table-cell table:formula="of:=[.F49]+[.D50]+[.E50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office:value-type="float" office:value="-167" calcext:value-type="float">
            <text:p>-167,00</text:p>
          </table:table-cell>
          <table:table-cell table:style-name="ce103"/>
          <table:table-cell table:style-name="ce103" office:value-type="float" office:value="-167" calcext:value-type="float">
            <text:p>-167,00</text:p>
          </table:table-cell>
          <table:table-cell table:formula="of:=[.F50]+[.D51]+[.E51]" office:value-type="float" office:value="-25.149999999998" calcext:value-type="float">
            <text:p>-25,15</text:p>
          </table:table-cell>
          <table:table-cell table:style-name="ce83"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office:value-type="float" office:value="-428" calcext:value-type="float">
            <text:p>-428,00</text:p>
          </table:table-cell>
          <table:table-cell table:style-name="ce103"/>
          <table:table-cell table:style-name="ce103" office:value-type="float" office:value="-428" calcext:value-type="float">
            <text:p>-428,00</text:p>
          </table:table-cell>
          <table:table-cell table:formula="of:=[.F51]+[.D52]+[.E52]" office:value-type="float" office:value="-453.149999999998" calcext:value-type="float">
            <text:p>-453,15</text:p>
          </table:table-cell>
          <table:table-cell table:style-name="ce83"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office:value-type="float" office:value="-21729.75" calcext:value-type="float">
            <text:p>-21.729,75</text:p>
          </table:table-cell>
          <table:table-cell table:style-name="ce103"/>
          <table:table-cell table:style-name="ce103" office:value-type="float" office:value="-21729.75" calcext:value-type="float">
            <text:p>-21.729,75</text:p>
          </table:table-cell>
          <table:table-cell table:formula="of:=[.F52]+[.D53]+[.E53]" office:value-type="float" office:value="-22182.9" calcext:value-type="float">
            <text:p>-22.182,90</text:p>
          </table:table-cell>
          <table:table-cell table:style-name="ce83"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375.6" calcext:value-type="float">
            <text:p>375,60</text:p>
          </table:table-cell>
          <table:table-cell/>
          <table:table-cell table:formula="of:=[.F53]+[.D54]+[.E54]" office:value-type="float" office:value="-21807.3" calcext:value-type="float">
            <text:p>-21.807,30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137.88" calcext:value-type="float">
            <text:p>1.137,88</text:p>
          </table:table-cell>
          <table:table-cell/>
          <table:table-cell table:formula="of:=[.F54]+[.D55]+[.E55]" office:value-type="float" office:value="-20669.42" calcext:value-type="float">
            <text:p>-20.669,42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55]+[.D56]+[.E56]" office:value-type="float" office:value="-20414.42" calcext:value-type="float">
            <text:p>-20.414,42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56]+[.D57]+[.E57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57]+[.D58]+[.E58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90" office:value-type="date" office:date-value="2022-03-11" calcext:value-type="date">
            <text:p>11.03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F58]+[.D59]+[.E59]" office:value-type="float" office:value="-21953.51" calcext:value-type="float">
            <text:p>-21.953,51</text:p>
          </table:table-cell>
          <table:table-cell/>
        </table:table-row>
        <table:table-row table:style-name="ro1">
          <table:table-cell table:style-name="ce90" office:value-type="date" office:date-value="2022-03-17" calcext:value-type="date">
            <text:p>17.03.2022</text:p>
          </table:table-cell>
          <table:table-cell table:style-name="ce41" office:value-type="string" calcext:value-type="string">
            <text:p>0000383215 /TOKATAMASY/FATURA</text:p>
          </table:table-cell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F59]+[.D60]+[.E60]" office:value-type="float" office:value="-21990.74" calcext:value-type="float">
            <text:p>-21.990,74</text:p>
          </table:table-cell>
          <table:table-cell/>
        </table:table-row>
        <table:table-row table:style-name="ro1">
          <table:table-cell table:style-name="ce90" office:value-type="date" office:date-value="2022-03-17" calcext:value-type="date">
            <text:p>17.03.2022</text:p>
          </table:table-cell>
          <table:table-cell table:style-name="ce41" office:value-type="string" calcext:value-type="string">
            <text:p>000374398 /TOKATAMASY/FATURA</text:p>
          </table:table-cell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F60]+[.D61]+[.E61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90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61]+[.D62]+[.E62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90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F62]+[.D63]+[.E63]" office:value-type="float" office:value="-19603.29" calcext:value-type="float">
            <text:p>-19.603,29</text:p>
          </table:table-cell>
          <table:table-cell/>
        </table:table-row>
        <table:table-row table:style-name="ro1">
          <table:table-cell table:style-name="ce90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3]+[.D64]+[.E64]" office:value-type="float" office:value="-21106.29" calcext:value-type="float">
            <text:p>-21.106,29</text:p>
          </table:table-cell>
          <table:table-cell/>
        </table:table-row>
        <table:table-row table:style-name="ro1">
          <table:table-cell table:style-name="ce90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4]+[.D65]+[.E65]" office:value-type="float" office:value="-22609.29" calcext:value-type="float">
            <text:p>-22.609,29</text:p>
          </table:table-cell>
          <table:table-cell/>
        </table:table-row>
        <table:table-row table:style-name="ro1">
          <table:table-cell table:style-name="ce90" office:value-type="date" office:date-value="2022-03-29" calcext:value-type="date">
            <text:p>29.03.2022</text:p>
          </table:table-cell>
          <table:table-cell office:value-type="string" calcext:value-type="string">
            <text:p>Yasemin-umut ramazan için</text:p>
          </table:table-cell>
          <table:table-cell office:value-type="float" office:value="-1000" calcext:value-type="float">
            <text:p>-1.000,00</text:p>
          </table:table-cell>
          <table:table-cell/>
          <table:table-cell office:value-type="float" office:value="-1000" calcext:value-type="float">
            <text:p>-1.000,00</text:p>
          </table:table-cell>
          <table:table-cell table:formula="of:=[.F65]+[.D66]+[.E66]" office:value-type="float" office:value="-23609.29" calcext:value-type="float">
            <text:p>-23.609,29</text:p>
          </table:table-cell>
          <table:table-cell/>
        </table:table-row>
        <table:table-row table:style-name="ro1">
          <table:table-cell table:style-name="ce90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65]+[.D67]+[.E67]" office:value-type="float" office:value="-19609.29" calcext:value-type="float">
            <text:p>-19.609,29</text:p>
          </table:table-cell>
          <table:table-cell/>
        </table:table-row>
        <table:table-row table:style-name="ro1">
          <table:table-cell table:style-name="ce90"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number-columns-repeated="2" office:value-type="float" office:value="28000" calcext:value-type="float">
            <text:p>28.000,00</text:p>
          </table:table-cell>
          <table:table-cell/>
          <table:table-cell table:formula="of:=[.F67]+[.D68]+[.E6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48000 TL-28000 7 aylık peşin </text:p>
          </table:table-cell>
          <table:table-cell table:number-columns-repeated="3"/>
          <table:table-cell table:formula="of:=[.F68]+[.D69]+[.E6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Aylık 4000</text:p>
          </table:table-cell>
          <table:table-cell table:number-columns-repeated="3"/>
          <table:table-cell table:formula="of:=[.F69]+[.D70]+[.E70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0]+[.D71]+[.E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51:.C71])" office:value-type="float" office:value="8250.31" calcext:value-type="float">
            <text:p>8.250,31</text:p>
          </table:table-cell>
          <table:table-cell table:style-name="ce103" table:formula="of:=SUM([.D51:.D71])" office:value-type="float" office:value="35858.16" calcext:value-type="float">
            <text:p>35.858,16</text:p>
          </table:table-cell>
          <table:table-cell table:style-name="ce103" table:formula="of:=SUM([.E51:.E71])" office:value-type="float" office:value="-28609.3" calcext:value-type="float">
            <text:p>-28.609,30</text:p>
          </table:table-cell>
          <table:table-cell table:formula="of:=[.F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2]+[.D73]-[.E73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NİSAN</text:p>
          </table:table-cell>
          <table:table-cell table:number-columns-repeated="3"/>
          <table:table-cell table:formula="of:=[.F73]+[.D74]-[.E74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74]+[.D75]-[.E75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75]+[.D76]-[.E76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76]+[.D77]-[.E77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office:value-type="float" office:value="257.31" calcext:value-type="float">
            <text:p>257,31</text:p>
          </table:table-cell>
          <table:table-cell table:number-columns-repeated="2"/>
          <table:table-cell table:formula="of:=[.F77]+[.D78]-[.E7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office:value-type="float" office:value="1089.63" calcext:value-type="float">
            <text:p>1.089,63</text:p>
          </table:table-cell>
          <table:table-cell table:number-columns-repeated="2"/>
          <table:table-cell table:formula="of:=[.F78]+[.D79]-[.E7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2" office:value-type="float" office:value="384.4" calcext:value-type="float">
            <text:p>384,40</text:p>
          </table:table-cell>
          <table:table-cell/>
          <table:table-cell table:formula="of:=[.F79]+[.D80]-[.E80]" office:value-type="float" office:value="8775.11" calcext:value-type="float">
            <text:p>8.775,11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2" office:value-type="float" office:value="85.88" calcext:value-type="float">
            <text:p>85,88</text:p>
          </table:table-cell>
          <table:table-cell/>
          <table:table-cell table:formula="of:=[.F80]+[.D81]-[.E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office:value-type="float" office:value="-1578.43" calcext:value-type="float">
            <text:p>-1.578,43</text:p>
          </table:table-cell>
          <table:table-cell table:number-columns-repeated="2"/>
          <table:table-cell table:formula="of:=[.F81]+[.D82]-[.E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82]+[.D83]-[.E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83]+[.D84]-[.E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84]+[.D85]-[.E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 +++++++++++++</text:p>
          </table:table-cell>
          <table:table-cell table:number-columns-repeated="3"/>
          <table:table-cell table:formula="of:=[.F85]+[.D86]-[.E8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86]+[.D87]-[.E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7]+[.D88]-[.E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8]+[.D89]-[.E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9/12-2022-23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89]+[.D90]-[.E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Kynkçı Merdal 8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90]+[.D91]-[.E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91]+[.D92]-[.E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2]+[.D93]-[.E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3]+[.D94]-[.E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75:.C94])" office:value-type="float" office:value="72251.16" calcext:value-type="float">
            <text:p>72.251,16</text:p>
          </table:table-cell>
          <table:table-cell table:style-name="ce103" table:formula="of:=SUM([.D75:.D94])" office:value-type="float" office:value="470.28" calcext:value-type="float">
            <text:p>470,28</text:p>
          </table:table-cell>
          <table:table-cell table:style-name="ce103" table:formula="of:=SUM([.E75:.E94])" office:value-type="float" office:value="0" calcext:value-type="float">
            <text:p>0,00</text:p>
          </table:table-cell>
          <table:table-cell table:formula="of:=[.F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MAYIS</text:p>
          </table:table-cell>
          <table:table-cell table:number-columns-repeated="3"/>
          <table:table-cell table:formula="of:=[.F95]+[.D96]-[.E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96]+[.D97]-[.E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97]+[.D98]-[.E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98]+[.D99]-[.E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99]+[.D100]-[.E1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0]+[.D101]-[.E1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01]+[.D102]-[.E1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02]+[.D103]-[.E1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03]+[.D104]-[.E1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04]+[.D105]-[.E1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05]+[.D106]-[.E1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06]+[.D107]-[.E1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07]+[.D108]-[.E1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08]+[.D109]-[.E10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9]+[.D110]-[.E1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10]+[.D111]-[.E1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10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11]+[.D112]-[.E1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Kynkçı Merdal 9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12]+[.D113]-[.E1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3]+[.D114]-[.E1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4]+[.D115]-[.E1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5]+[.D116]-[.E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97:.C116])" office:value-type="float" office:value="9012.37" calcext:value-type="float">
            <text:p>9.012,37</text:p>
          </table:table-cell>
          <table:table-cell table:style-name="ce103" table:formula="of:=SUM([.D97:.D116])" office:value-type="float" office:value="0" calcext:value-type="float">
            <text:p>0,00</text:p>
          </table:table-cell>
          <table:table-cell table:style-name="ce103" table:formula="of:=SUM([.E97:.E116])" office:value-type="float" office:value="0" calcext:value-type="float">
            <text:p>0,00</text:p>
          </table:table-cell>
          <table:table-cell table:formula="of:=[.F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6]+[.D118]-[.E1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HAZİRAN</text:p>
          </table:table-cell>
          <table:table-cell table:number-columns-repeated="3"/>
          <table:table-cell table:formula="of:=[.F118]+[.D119]-[.E1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19]+[.D120]-[.E1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20]+[.D121]-[.E1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21]+[.D122]-[.E1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22]+[.D123]-[.E1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23]+[.D124]-[.E1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24]+[.D125]-[.E1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25]+[.D126]-[.E1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26]+[.D127]-[.E1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27]+[.D128]-[.E1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28]+[.D129]-[.E1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29]+[.D130]-[.E1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30]+[.D131]-[.E1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31]+[.D132]-[.E13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2]+[.D133]-[.E1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3]+[.D134]-[.E1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11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34]+[.D135]-[.E1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Kynkçı Merdal 10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35]+[.D136]-[.E1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6]+[.D137]-[.E1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7]+[.D138]-[.E1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8]+[.D139]-[.E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20:.C139])" office:value-type="float" office:value="9012.37" calcext:value-type="float">
            <text:p>9.012,37</text:p>
          </table:table-cell>
          <table:table-cell table:style-name="ce103" table:formula="of:=SUM([.D120:.D139])" office:value-type="float" office:value="0" calcext:value-type="float">
            <text:p>0,00</text:p>
          </table:table-cell>
          <table:table-cell table:style-name="ce103" table:formula="of:=SUM([.E120:.E139])" office:value-type="float" office:value="0" calcext:value-type="float">
            <text:p>0,00</text:p>
          </table:table-cell>
          <table:table-cell table:formula="of:=[.F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83"/>
          <table:table-cell table:number-columns-repeated="3"/>
          <table:table-cell table:formula="of:=[.F119]+[.D141]-[.E1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TEMMUZ</text:p>
          </table:table-cell>
          <table:table-cell table:number-columns-repeated="3"/>
          <table:table-cell table:formula="of:=[.F141]+[.D142]-[.E1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42]+[.D143]-[.E1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43]+[.D144]-[.E1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44]+[.D145]-[.E1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45]+[.D146]-[.E1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46]+[.D147]-[.E1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47]+[.D148]-[.E1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48]+[.D149]-[.E1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49]+[.D150]-[.E1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50]+[.D151]-[.E1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51]+[.D152]-[.E1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52]+[.D153]-[.E1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3]+[.D154]-[.E1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154]+[.D155]-[.E15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155]+[.D156]-[.E1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156]+[.D157]-[.E1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12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57]+[.D158]-[.E1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Kynkçı Merdal 11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58]+[.D159]-[.E1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59]+[.D160]-[.E1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60]+[.D161]-[.E1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61]+[.D162]-[.E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43:.C162])" office:value-type="float" office:value="9000" calcext:value-type="float">
            <text:p>9.000,00</text:p>
          </table:table-cell>
          <table:table-cell table:style-name="ce103" table:formula="of:=SUM([.D143:.D162])" office:value-type="float" office:value="0" calcext:value-type="float">
            <text:p>0,00</text:p>
          </table:table-cell>
          <table:table-cell table:style-name="ce103" table:formula="of:=SUM([.E143:.E162])" office:value-type="float" office:value="0" calcext:value-type="float">
            <text:p>0,00</text:p>
          </table:table-cell>
          <table:table-cell table:formula="of:=[.F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83"/>
          <table:table-cell table:number-columns-repeated="3"/>
          <table:table-cell table:formula="of:=[.F142]+[.D164]-[.E1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AĞUSTOS</text:p>
          </table:table-cell>
          <table:table-cell table:number-columns-repeated="3"/>
          <table:table-cell table:formula="of:=[.F164]+[.D165]-[.E1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65]+[.D166]-[.E1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66]+[.D167]-[.E1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67]+[.D168]-[.E1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68]+[.D169]-[.E1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69]+[.D170]-[.E1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70]+[.D171]-[.E1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71]+[.D172]-[.E1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72]+[.D173]-[.E1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73]+[.D174]-[.E1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74]+[.D175]-[.E1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75]+[.D176]-[.E1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76]+[.D177]-[.E1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177]+[.D178]-[.E17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178]+[.D179]-[.E17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179]+[.D180]-[.E18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1/12-2023-24</text:p>
          </table:table-cell>
          <table:table-cell table:number-columns-repeated="3"/>
          <table:table-cell table:formula="of:=[.F180]+[.D181]-[.E1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Kynkçı Merdal 12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81]+[.D182]-[.E1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2]+[.D183]-[.E1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3]+[.D184]-[.E1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4]+[.D185]-[.E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66:.C185])" office:value-type="float" office:value="4000" calcext:value-type="float">
            <text:p>4.000,00</text:p>
          </table:table-cell>
          <table:table-cell table:style-name="ce103" table:formula="of:=SUM([.D166:.D185])" office:value-type="float" office:value="0" calcext:value-type="float">
            <text:p>0,00</text:p>
          </table:table-cell>
          <table:table-cell table:style-name="ce103" table:formula="of:=SUM([.E166:.E185])" office:value-type="float" office:value="0" calcext:value-type="float">
            <text:p>0,00</text:p>
          </table:table-cell>
          <table:table-cell table:formula="of:=[.F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3"/>
          <table:table-cell table:formula="of:=[.F165]+[.D187]-[.E1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EYLÜL</text:p>
          </table:table-cell>
          <table:table-cell table:style-name="ce103"/>
          <table:table-cell table:number-columns-repeated="2"/>
          <table:table-cell table:formula="of:=[.F187]+[.D188]-[.E1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88]+[.D189]-[.E1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89]+[.D190]-[.E1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90]+[.D191]-[.E1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91]+[.D192]-[.E1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92]+[.D193]-[.E1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93]+[.D194]-[.E1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94]+[.D195]-[.E19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95]+[.D196]-[.E1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96]+[.D197]-[.E1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97]+[.D198]-[.E1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98]+[.D199]-[.E1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99]+[.D200]-[.E2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00]+[.D201]-[.E2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01]+[.D202]-[.E2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02]+[.D203]-[.E2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2/12-2023-24</text:p>
          </table:table-cell>
          <table:table-cell table:number-columns-repeated="3"/>
          <table:table-cell table:formula="of:=[.F203]+[.D204]-[.E2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 Kaynakçı Merdal 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04]+[.D205]-[.E2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5]+[.D206]-[.E2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6]+[.D207]-[.E2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7]+[.D208]-[.E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89:.C208])" office:value-type="float" office:value="4000" calcext:value-type="float">
            <text:p>4.000,00</text:p>
          </table:table-cell>
          <table:table-cell table:style-name="ce103" table:formula="of:=SUM([.D189:.D208])" office:value-type="float" office:value="0" calcext:value-type="float">
            <text:p>0,00</text:p>
          </table:table-cell>
          <table:table-cell table:style-name="ce103" table:formula="of:=SUM([.E189:.E208])" office:value-type="float" office:value="0" calcext:value-type="float">
            <text:p>0,00</text:p>
          </table:table-cell>
          <table:table-cell table:formula="of:=[.F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/>
          <table:table-cell table:style-name="ce103"/>
          <table:table-cell table:number-columns-repeated="2"/>
          <table:table-cell table:formula="of:=[.F188]+[.D210]-[.E2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EKİM</text:p>
          </table:table-cell>
          <table:table-cell table:number-columns-repeated="3"/>
          <table:table-cell table:formula="of:=[.F210]+[.D211]-[.E2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11]+[.D212]-[.E2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12]+[.D213]-[.E2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13]+[.D214]-[.E2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14]+[.D215]-[.E2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15]+[.D216]-[.E2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16]+[.D217]-[.E21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17]+[.D218]-[.E2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18]+[.D219]-[.E2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19]+[.D220]-[.E2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20]+[.D221]-[.E2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21]+[.D222]-[.E2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22]+[.D223]-[.E2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23]+[.D224]-[.E2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24]+[.D225]-[.E2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25]+[.D226]-[.E2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3/12-2023-24</text:p>
          </table:table-cell>
          <table:table-cell table:number-columns-repeated="3"/>
          <table:table-cell table:formula="of:=[.F226]+[.D227]-[.E2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27]+[.D228]-[.E2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28]+[.D229]-[.E2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9]+[.D230]-[.E2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30]+[.D231]-[.E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12:.C231])" office:value-type="float" office:value="69000" calcext:value-type="float">
            <text:p>69.000,00</text:p>
          </table:table-cell>
          <table:table-cell table:style-name="ce103" table:formula="of:=SUM([.D212:.D231])" office:value-type="float" office:value="0" calcext:value-type="float">
            <text:p>0,00</text:p>
          </table:table-cell>
          <table:table-cell table:style-name="ce103" table:formula="of:=SUM([.E212:.E231])" office:value-type="float" office:value="0" calcext:value-type="float">
            <text:p>0,00</text:p>
          </table:table-cell>
          <table:table-cell table:formula="of:=[.F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3"/>
          <table:table-cell table:formula="of:=[.F211]+[.D233]-[.E2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KASIM</text:p>
          </table:table-cell>
          <table:table-cell table:number-columns-repeated="3"/>
          <table:table-cell table:formula="of:=[.F233]+[.D234]-[.E2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34]+[.D235]-[.E2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35]+[.D236]-[.E2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36]+[.D237]-[.E2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37]+[.D238]-[.E2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38]+[.D239]-[.E2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39]+[.D240]-[.E24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40]+[.D241]-[.E2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41]+[.D242]-[.E2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42]+[.D243]-[.E2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43]+[.D244]-[.E2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44]+[.D245]-[.E2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45]+[.D246]-[.E2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46]+[.D247]-[.E2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47]+[.D248]-[.E2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48]+[.D249]-[.E2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4/12-2023-24</text:p>
          </table:table-cell>
          <table:table-cell table:number-columns-repeated="3"/>
          <table:table-cell table:formula="of:=[.F249]+[.D250]-[.E2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0]+[.D251]-[.E2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51]+[.D252]-[.E2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52]+[.D253]-[.E2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3]+[.D254]-[.E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35:.C254])" office:value-type="float" office:value="69000" calcext:value-type="float">
            <text:p>69.000,00</text:p>
          </table:table-cell>
          <table:table-cell table:style-name="ce103" table:formula="of:=SUM([.D235:.D254])" office:value-type="float" office:value="0" calcext:value-type="float">
            <text:p>0,00</text:p>
          </table:table-cell>
          <table:table-cell table:style-name="ce103" table:formula="of:=SUM([.E235:.E254])" office:value-type="float" office:value="0" calcext:value-type="float">
            <text:p>0,00</text:p>
          </table:table-cell>
          <table:table-cell table:formula="of:=[.F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3"/>
          <table:table-cell table:formula="of:=[.F234]+[.D256]-[.E2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ARALIK</text:p>
          </table:table-cell>
          <table:table-cell table:number-columns-repeated="3"/>
          <table:table-cell table:formula="of:=[.F256]+[.D257]-[.E2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57]+[.D258]-[.E2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58]+[.D259]-[.E2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59]+[.D260]-[.E2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60]+[.D261]-[.E2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61]+[.D262]-[.E2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62]+[.D263]-[.E26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63]+[.D264]-[.E2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64]+[.D265]-[.E2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65]+[.D266]-[.E2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66]+[.D267]-[.E2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67]+[.D268]-[.E2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68]+[.D269]-[.E2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69]+[.D270]-[.E2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70]+[.D271]-[.E2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71]+[.D272]-[.E2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5/12-2023-24</text:p>
          </table:table-cell>
          <table:table-cell table:number-columns-repeated="3"/>
          <table:table-cell table:formula="of:=[.F272]+[.D273]-[.E2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73]+[.D274]-[.E2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74]+[.D275]-[.E2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75]+[.D276]-[.E2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76]+[.D277]-[.E2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58:.C277])" office:value-type="float" office:value="69000" calcext:value-type="float">
            <text:p>69.000,00</text:p>
          </table:table-cell>
          <table:table-cell table:style-name="ce103" table:formula="of:=SUM([.D258:.D277])" office:value-type="float" office:value="0" calcext:value-type="float">
            <text:p>0,00</text:p>
          </table:table-cell>
          <table:table-cell table:style-name="ce103" table:formula="of:=SUM([.E258:.E277])" office:value-type="float" office:value="0" calcext:value-type="float">
            <text:p>0,00</text:p>
          </table:table-cell>
          <table:table-cell table:formula="of:=[.F277]" office:value-type="float" office:value="8860.99" calcext:value-type="float">
            <text:p>8.860,99</text:p>
          </table:table-cell>
          <table:table-cell/>
        </table:table-row>
        <table:table-row table:style-name="ro1" table:number-rows-repeated="7">
          <table:table-cell/>
          <table:table-cell table:style-name="ce83"/>
          <table:table-cell table:number-columns-repeated="5"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depo_ssd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media/m/depo_ssd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media/m/depo_ssd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media/m/depo_ssd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media/m/depo_ssd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media/m/depo_ssd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depo_ssd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4-04T17:52:37.136485682</dc:date>
    <meta:editing-duration>P3DT23H56M46S</meta:editing-duration>
    <meta:editing-cycles>168</meta:editing-cycles>
    <meta:generator>LibreOffice/7.2.6.2$Linux_X86_64 LibreOffice_project/20$Build-2</meta:generator>
    <meta:document-statistic meta:table-count="4" meta:cell-count="941" meta:object-count="0"/>
  </office:meta>
</office:document-meta>
</file>